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14cm" fo:min-width="4.664cm"/>
      <style:paragraph-properties style:writing-mode="lr-tb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478cm" fo:min-width="2.0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34cm" fo:min-width="1.88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458cm" fo:min-width="2.20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76cm" fo:min-width="2.22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76cm" fo:min-width="2.9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76cm" fo:min-width="3.12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94cm" fo:min-width="3.24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76cm" fo:min-width="4.5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84cm" fo:min-width="4.434cm"/>
      <style:paragraph-properties style:writing-mode="lr-tb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826cm" fo:min-width="1.87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34cm" fo:min-width="1.78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0.6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736cm" fo:min-width="1.98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8" draw:id="id8" draw:layer="layout" svg:width="5.7cm" svg:height="5.5cm" svg:x="20.3cm" svg:y="11.8cm">
          <draw:glue-point draw:id="4" svg:x="-2.096cm" svg:y="5cm"/>
          <draw:glue-point draw:id="5" svg:x="2.096cm" svg:y="5.003cm"/>
          <draw:glue-point draw:id="6" svg:x="-5cm" svg:y="-2.272cm"/>
          <draw:glue-point draw:id="7" svg:x="-5cm" svg:y="-3.909cm"/>
          <text:p text:style-name="P1">ПВУ</text:p>
          <text:p text:style-name="P1">C#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9.4cm" svg:y1="7.1cm" svg:x2="22.4cm" svg:y2="11.8cm" draw:start-shape="id1" draw:start-glue-point="2" draw:end-shape="id2" draw:end-glue-point="5" svg:d="M29400 7100c0 3526-7000 1177-7000 4700" svg:viewBox="0 0 7001 4701">
          <text:p text:style-name="P1">ZMQ</text:p>
        </draw:connector>
        <draw:g>
          <draw:custom-shape draw:style-name="gr3" draw:text-style-name="P1" xml:id="id1" draw:id="id1" draw:layer="layout" svg:width="2.8cm" svg:height="4cm" svg:x="28cm" svg:y="3.1cm">
            <text:p text:style-name="P1">CNN</text:p>
            <text:p text:style-name="P1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28.1cm" svg:y="5.9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xml:id="id2" draw:id="id2" draw:layer="layout" svg:width="2.5cm" svg:height="1.2cm" svg:x="20.6cm" svg:y="11.8cm">
          <draw:glue-point draw:id="4" svg:x="-2.6cm" svg:y="-5cm"/>
          <draw:glue-point draw:id="5" svg:x="2.2cm" svg:y="-5cm"/>
          <text:p text:style-name="P1">ZMQC#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2.5cm" svg:height="1.2cm" svg:x="20.6cm" svg:y="16.1cm">
          <draw:glue-point draw:id="4" svg:x="-3cm" svg:y="5cm"/>
          <draw:glue-point draw:id="5" svg:x="2.2cm" svg:y="5cm"/>
          <text:p text:style-name="P1">ZMQC#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9" draw:id="id19">
          <draw:custom-shape draw:style-name="gr3" draw:text-style-name="P1" draw:layer="layout" svg:width="2.8cm" svg:height="4cm" svg:x="26.1cm" svg:y="24.5cm">
            <text:p text:style-name="P1">Client</text:p>
            <text:p text:style-name="P1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26.3cm" svg:y="24.5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xml:id="id3" draw:id="id3" draw:layer="layout" svg:width="2.8cm" svg:height="4cm" svg:x="28.2cm" svg:y="17.9cm">
            <text:p text:style-name="P1">Client</text:p>
            <text:p text:style-name="P1">NodeJ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5" draw:id="id5" draw:layer="layout" svg:width="2.5cm" svg:height="1.2cm" svg:x="28.4cm" svg:y="17.9cm">
            <text:p text:style-name="P1">ZMQJ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1" xml:id="id4" draw:id="id4" draw:layer="layout" svg:width="3cm" svg:height="4cm" svg:x="34cm" svg:y="20cm">
          <text:p text:style-name="P1">WebUI</text:p>
          <text:p text:style-name="P1">Rea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1cm" svg:y1="19.9cm" svg:x2="34cm" svg:y2="22cm" draw:start-shape="id3" draw:start-glue-point="1" draw:end-shape="id4" svg:d="M31000 19900c2251 0 752 2100 3000 2100" svg:viewBox="0 0 3001 2101">
          <text:p text:style-name="P1">REST</text:p>
        </draw:connector>
        <draw:connector draw:style-name="gr2" draw:text-style-name="P2" draw:layer="layout" draw:type="curve" svg:x1="29.65cm" svg:y1="17.9cm" svg:x2="22.4cm" svg:y2="17.3cm" draw:start-shape="id5" draw:start-glue-point="0" draw:end-shape="id6" draw:end-glue-point="5" svg:d="M29650 17900c0-751-3899-501-3899-300 0 202-3351 453-3351-300" svg:viewBox="0 0 7251 601">
          <text:p text:style-name="P1">ZMQ</text:p>
        </draw:connector>
        <draw:connector draw:style-name="gr2" draw:text-style-name="P2" draw:layer="layout" draw:type="curve" svg:x1="16.499cm" svg:y1="18.999cm" svg:x2="20.3cm" svg:y2="14.55cm" draw:start-shape="id7" draw:start-glue-point="4" draw:end-shape="id8" draw:end-glue-point="3" svg:d="M16499 18999c2928 0 1028-4449 3801-4449" svg:viewBox="0 0 3802 4450">
          <text:p text:style-name="P1">ZMQ</text:p>
        </draw:connector>
        <draw:custom-shape draw:style-name="gr6" draw:text-style-name="P1" xml:id="id9" draw:id="id9" draw:layer="layout" svg:width="2.9cm" svg:height="1.8cm" svg:x="5.3cm" svg:y="12.3cm">
          <text:p text:style-name="P1">Лебед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3.6cm" svg:height="1.8cm" svg:x="5.6cm" svg:y="15.6cm">
          <text:p text:style-name="P1">Монтажник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2" draw:id="id12" draw:layer="layout" svg:width="3.8cm" svg:height="1.8cm" svg:x="5.3cm" svg:y="18.7cm">
          <text:p text:style-name="P1">Транспорт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3" draw:id="id13" draw:layer="layout" svg:width="2.9cm" svg:height="1.8cm" svg:x="5.8cm" svg:y="21.8cm">
          <text:p text:style-name="P1">Домкра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0" draw:id="id10" draw:layer="layout" svg:width="3.9cm" svg:height="1.6cm" svg:x="9.4cm" svg:y="14.5cm">
          <draw:glue-point draw:id="4" svg:x="1.153cm" svg:y="5cm"/>
          <draw:glue-point draw:id="5" svg:x="1.923cm" svg:y="5cm"/>
          <draw:glue-point draw:id="6" svg:x="2.435cm" svg:y="5cm"/>
          <draw:glue-point draw:id="7" svg:x="2.948cm" svg:y="5cm"/>
          <text:p text:style-name="P1">Sysmac</text:p>
          <text:p text:style-name="P1"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4" draw:id="id24" draw:layer="layout" svg:width="5.2cm" svg:height="1.8cm" svg:x="6.1cm" svg:y="3.2cm">
          <text:p text:style-name="P1">Вертикализатор</text:p>
          <text:p text:style-name="P1">каме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5" draw:id="id15" draw:layer="layout" svg:width="5.1cm" svg:height="1.7cm" svg:x="6.2cm" svg:y="6.1cm">
          <text:p text:style-name="P1">Вертикализатор</text:p>
          <text:p text:style-name="P1">излучател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curve" svg:x1="8.2cm" svg:y1="13.2cm" svg:x2="9.4cm" svg:y2="15.3cm" draw:start-shape="id9" draw:start-glue-point="1" draw:end-shape="id10" draw:end-glue-point="3" svg:d="M8200 13200c901 0 302 2100 1200 2100" svg:viewBox="0 0 1201 2101">
          <text:p/>
        </draw:connector>
        <draw:connector draw:style-name="gr12" draw:text-style-name="P2" draw:layer="layout" draw:type="curve" svg:x1="7.4cm" svg:y1="17.4cm" svg:x2="11.35cm" svg:y2="16.1cm" draw:start-shape="id11" draw:start-glue-point="2" draw:end-shape="id10" draw:end-glue-point="2" svg:d="M7400 17400c0 753 3950 1403 3950-1300" svg:viewBox="0 0 3951 1959">
          <text:p/>
        </draw:connector>
        <draw:connector draw:style-name="gr12" draw:text-style-name="P2" draw:layer="layout" draw:type="curve" svg:x1="9.1cm" svg:y1="19.6cm" svg:x2="11.799cm" svg:y2="16.1cm" draw:start-shape="id12" draw:start-glue-point="1" draw:end-shape="id10" draw:end-glue-point="4" svg:d="M9100 19600c1800 0 2699-1166 2699-3500" svg:viewBox="0 0 2700 3501">
          <text:p/>
        </draw:connector>
        <draw:connector draw:style-name="gr12" draw:text-style-name="P2" draw:layer="layout" draw:type="curve" svg:x1="8.7cm" svg:y1="22.7cm" svg:x2="12.099cm" svg:y2="16.1cm" draw:start-shape="id13" draw:start-glue-point="1" draw:end-shape="id10" draw:end-glue-point="5" svg:d="M8700 22700c2266 0 3399-2200 3399-6600" svg:viewBox="0 0 3400 6601">
          <text:p/>
        </draw:connector>
        <draw:connector draw:style-name="gr12" draw:text-style-name="P2" draw:layer="layout" draw:type="curve" svg:x1="13.3cm" svg:y1="15.3cm" svg:x2="15.25cm" svg:y2="16.3cm" draw:start-shape="id10" draw:start-glue-point="1" draw:end-shape="id14" svg:d="M13300 15300c1300 0 1950 333 1950 1000" svg:viewBox="0 0 1951 1001">
          <text:p/>
        </draw:connector>
        <draw:connector draw:style-name="gr12" draw:text-style-name="P2" draw:layer="layout" draw:type="curve" svg:x1="8.75cm" svg:y1="7.8cm" svg:x2="13.6cm" svg:y2="10.45cm" draw:start-shape="id15" draw:start-glue-point="2" draw:end-shape="id16" draw:end-glue-point="3" svg:d="M8750 7800c0 1767 1616 2650 4850 2650" svg:viewBox="0 0 4851 2651">
          <text:p/>
        </draw:connector>
        <draw:g xml:id="id17" draw:id="id17">
          <draw:glue-point draw:id="4" svg:x="4.615cm" svg:y="4.714cm"/>
          <draw:custom-shape draw:style-name="gr13" draw:text-style-name="P1" xml:id="id16" draw:id="id16" draw:layer="layout" svg:width="2.6cm" svg:height="2.3cm" svg:x="13.6cm" svg:y="9.3cm">
            <text:p text:style-name="P1">FINS</text:p>
            <text:p text:style-name="P1">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2.4cm" svg:height="1.2cm" svg:x="13.7cm" svg:y="11.6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curve" svg:x1="16.099cm" svg:y1="12.699cm" svg:x2="20.3cm" svg:y2="13.301cm" draw:start-shape="id17" draw:start-glue-point="4" draw:end-shape="id8" draw:end-glue-point="6" svg:d="M16099 12699c3228 0 1128 602 4201 602" svg:viewBox="0 0 4202 603">
          <text:p text:style-name="P3">ZMQ</text:p>
        </draw:connector>
        <draw:g xml:id="id23" draw:id="id23">
          <draw:g>
            <draw:custom-shape draw:style-name="gr15" draw:text-style-name="P1" draw:layer="layout" svg:width="1.175cm" svg:height="0.9cm" svg:x="3.025cm" svg:y="15.4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2.325cm 16.2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xml:id="id21" draw:id="id21">
          <draw:g>
            <draw:custom-shape draw:style-name="gr15" draw:text-style-name="P1" draw:layer="layout" svg:width="1.175cm" svg:height="0.9cm" svg:x="3.1cm" svg:y="16.5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2.4cm 17.3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xml:id="id20" draw:id="id20">
          <draw:g>
            <draw:custom-shape draw:style-name="gr15" draw:text-style-name="P1" draw:layer="layout" svg:width="1.175cm" svg:height="0.9cm" svg:x="3.425cm" svg:y="19.1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2.725cm 19.9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>
          <draw:g>
            <draw:custom-shape draw:style-name="gr15" draw:text-style-name="P1" draw:layer="layout" svg:width="1.175cm" svg:height="0.9cm" svg:x="6.3cm" svg:y="4cm">
              <text:p text:style-name="P1">cam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cm" svg:height="0.7cm" draw:transform="rotate (1.5707963267949) translate (5.6cm 4.8cm)">
              <text:p/>
              <draw:enhanced-geometry svg:viewBox="0 0 21600 21600" draw:glue-points="?f6 10800 10800 21600 ?f5 10800 10800 0" draw:text-areas="?f3 ?f3 ?f4 ?f4" draw:type="trapezoid" draw:modifiers="4099.900099900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xml:id="id7" draw:id="id7">
          <draw:glue-point draw:id="4" svg:x="4.629cm" svg:y="2.941cm"/>
          <draw:custom-shape draw:style-name="gr17" draw:text-style-name="P1" xml:id="id14" draw:id="id14" draw:layer="layout" svg:width="2.7cm" svg:height="2.2cm" svg:x="13.9cm" svg:y="16.3cm">
            <text:p text:style-name="P1">OMRON</text:p>
            <text:p text:style-name="P1">Lib</text:p>
            <text:p text:style-name="P1">C#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14cm" svg:y="18.5cm">
            <text:p text:style-name="P1">ZMQC#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8" draw:id="id18">
          <draw:custom-shape draw:style-name="gr3" draw:text-style-name="P1" draw:layer="layout" svg:width="2.8cm" svg:height="4cm" svg:x="18.4cm" svg:y="2.6cm">
            <text:p text:style-name="P1">OpenCV</text:p>
            <text:p text:style-name="P1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5cm" svg:height="1.2cm" svg:x="18.5cm" svg:y="5.4cm">
            <text:p text:style-name="P1">ZMQP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curve" svg:x1="19.8cm" svg:y1="6.6cm" svg:x2="21.2cm" svg:y2="11.8cm" draw:start-shape="id18" draw:end-shape="id2" draw:end-glue-point="4" svg:d="M19800 6600c0 3901 1400 1302 1400 5200" svg:viewBox="0 0 1401 5201">
          <text:p text:style-name="P3">ZMQ</text:p>
        </draw:connector>
        <draw:connector draw:style-name="gr2" draw:text-style-name="P2" draw:layer="layout" draw:type="curve" svg:x1="21.1cm" svg:y1="17.3cm" svg:x2="26.1cm" svg:y2="26.5cm" draw:start-shape="id6" draw:start-glue-point="4" draw:end-shape="id19" draw:end-glue-point="3" svg:d="M21100 17300c0 6134 1666 9200 5000 9200" svg:viewBox="0 0 5001 9201">
          <text:p text:style-name="P1">ZMQ</text:p>
        </draw:connector>
        <draw:connector draw:style-name="gr18" draw:text-style-name="P2" xml:id="id22" draw:id="id22" draw:layer="layout" draw:type="curve" draw:line-skew="-0.186cm" svg:x1="4.6cm" svg:y1="19.55cm" svg:x2="5.345cm" svg:y2="1.613cm" draw:start-shape="id20" draw:start-glue-point="1" svg:d="M4600 19550c655 0 283-17937 745-17937" svg:viewBox="0 0 746 17938">
          <text:p/>
        </draw:connector>
        <draw:connector draw:style-name="gr18" draw:text-style-name="P2" draw:layer="layout" draw:type="curve" draw:line-skew="-1.156cm" svg:x1="4.275cm" svg:y1="16.95cm" svg:x2="5.069cm" svg:y2="10.581cm" draw:start-shape="id21" draw:start-glue-point="1" draw:end-shape="id22" draw:end-glue-point="0" svg:d="M4275 16950c651 0 254-6369 794-6369" svg:viewBox="0 0 795 6370">
          <text:p/>
        </draw:connector>
        <draw:connector draw:style-name="gr18" draw:text-style-name="P2" draw:layer="layout" draw:type="curve" svg:x1="4.2cm" svg:y1="15.85cm" svg:x2="5.133cm" svg:y2="13.692cm" draw:start-shape="id23" draw:start-glue-point="1" svg:d="M4200 15850c1075 0 609-2158 933-2158" svg:viewBox="0 0 934 2159">
          <text:p/>
        </draw:connector>
        <draw:connector draw:style-name="gr18" draw:text-style-name="P2" draw:layer="layout" draw:type="curve" draw:line-skew="3.699cm" svg:x1="5.345cm" svg:y1="1.613cm" svg:x2="20.3cm" svg:y2="12.401cm" draw:start-shape="id22" draw:start-glue-point="3" draw:end-shape="id8" draw:end-glue-point="7" svg:d="M5345 1613c16779 0 9302 10788 14955 10788" svg:viewBox="0 0 14956 10789">
          <text:p/>
        </draw:connector>
        <draw:connector draw:style-name="gr18" draw:text-style-name="P2" draw:layer="layout" draw:type="curve" svg:x1="11.3cm" svg:y1="4.1cm" svg:x2="13.909cm" svg:y2="3.156cm" draw:start-shape="id24" draw:start-glue-point="1" svg:d="M11300 4100c2334 0 1030-944 2609-944" svg:viewBox="0 0 2610 945">
          <text:p/>
        </draw:connector>
        <draw:frame draw:style-name="gr19" draw:text-style-name="P4" draw:layer="layout" svg:width="7.974cm" svg:height="1.673cm" svg:x="30.926cm" svg:y="4.2cm">
          <draw:text-box>
            <text:p>Нейросеть для проверки </text:p>
            <text:p>качества заклепки</text:p>
          </draw:text-box>
        </draw:frame>
        <draw:frame draw:style-name="gr19" draw:text-style-name="P4" draw:layer="layout" svg:width="6.09cm" svg:height="2.384cm" svg:x="21.2cm" svg:y="3.1cm">
          <draw:text-box>
            <text:p>Калькулятор</text:p>
            <text:p>Отклонения пятна </text:p>
            <text:p>От центра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2T13:22:43.597000000</meta:creation-date>
    <dc:date>2020-11-02T20:23:04.965000000</dc:date>
    <meta:editing-duration>PT4H44M3S</meta:editing-duration>
    <meta:editing-cycles>2</meta:editing-cycles>
    <meta:generator>LibreOffice/6.4.3.2$Windows_x86 LibreOffice_project/747b5d0ebf89f41c860ec2a39efd7cb15b54f2d8</meta:generator>
    <meta:document-statistic meta:object-count="65"/>
  </office:meta>
</office:document-meta>
</file>